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8f5c" officeooo:paragraph-rsid="00001773"/>
    </style:style>
    <style:style style:name="T1" style:family="text">
      <style:text-properties officeooo:rsid="0016ebbc"/>
    </style:style>
    <style:style style:name="T2" style:family="text">
      <style:text-properties officeooo:rsid="000017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rite programs to simulate the working of</text:p>
      <text:p text:style-name="P1">a) <text:span text:style-name="T1">1-bit sliding window protocol </text:span></text:p>
      <text:p text:style-name="P1"><text:span text:style-name="T2">b) sliding window protocols based on Go-back N and Selective Repeat approaches.</text:span></text:p>
      <text:p text:style-name="P1"><text:s/>You are required to implement physical layer, link layer and network layer functionalties by including event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08:40:12.908208886</meta:creation-date>
    <dc:date>2019-09-04T08:46:34.609316469</dc:date>
    <meta:editing-duration>PT6M22S</meta:editing-duration>
    <meta:editing-cycles>1</meta:editing-cycles>
    <meta:document-statistic meta:table-count="0" meta:image-count="0" meta:object-count="0" meta:page-count="1" meta:paragraph-count="4" meta:word-count="41" meta:character-count="268" meta:non-whitespace-character-count="228"/>
    <meta:generator>LibreOffice/5.4.6.2$Linux_X86_64 LibreOffice_project/40m0$Build-2</meta:generator>
  </office:meta>
</office:document-meta>
</file>